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813b" officeooo:paragraph-rsid="0001813b"/>
    </style:style>
    <style:style style:name="P2" style:family="paragraph" style:parent-style-name="Standard">
      <style:text-properties officeooo:rsid="0001813b" officeooo:paragraph-rsid="0009471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190d" officeooo:paragraph-rsid="0007190d" style:font-weight-asian="bold" style:font-weight-complex="bold"/>
    </style:style>
    <style:style style:name="P4" style:family="paragraph" style:parent-style-name="Standard">
      <style:text-properties fo:font-weight="normal" officeooo:rsid="0001813b" officeooo:paragraph-rsid="0001813b" style:font-weight-asian="normal" style:font-weight-complex="normal"/>
    </style:style>
    <style:style style:name="P5" style:family="paragraph" style:parent-style-name="Standard">
      <style:text-properties officeooo:rsid="00094716" officeooo:paragraph-rsid="00094716"/>
    </style:style>
    <style:style style:name="P6" style:family="paragraph" style:parent-style-name="Table_20_Contents">
      <style:text-properties officeooo:rsid="0001813b" officeooo:paragraph-rsid="0001813b"/>
    </style:style>
    <style:style style:name="P7" style:family="paragraph" style:parent-style-name="Table_20_Contents">
      <style:text-properties officeooo:rsid="0001813b" officeooo:paragraph-rsid="00094716"/>
    </style:style>
    <style:style style:name="P8" style:family="paragraph" style:parent-style-name="Table_20_Contents">
      <style:text-properties officeooo:rsid="00030d96" officeooo:paragraph-rsid="00030d96"/>
    </style:style>
    <style:style style:name="P9" style:family="paragraph" style:parent-style-name="Table_20_Contents">
      <style:text-properties officeooo:rsid="00030d96" officeooo:paragraph-rsid="00094716"/>
    </style:style>
    <style:style style:name="P10" style:family="paragraph" style:parent-style-name="Table_20_Contents">
      <style:text-properties officeooo:rsid="0005243f" officeooo:paragraph-rsid="0005243f"/>
    </style:style>
    <style:style style:name="P11" style:family="paragraph" style:parent-style-name="Table_20_Contents">
      <style:text-properties officeooo:rsid="0005243f" officeooo:paragraph-rsid="00094716"/>
    </style:style>
    <style:style style:name="P12" style:family="paragraph" style:parent-style-name="Table_20_Contents">
      <style:text-properties officeooo:paragraph-rsid="00094716"/>
    </style:style>
    <style:style style:name="P13" style:family="paragraph" style:parent-style-name="Table_20_Contents">
      <style:text-properties officeooo:rsid="000ad337" officeooo:paragraph-rsid="000ad337"/>
    </style:style>
    <style:style style:name="P14" style:family="paragraph" style:parent-style-name="Table_20_Contents">
      <style:text-properties officeooo:rsid="000bc0bc" officeooo:paragraph-rsid="000bc0bc"/>
    </style:style>
    <style:style style:name="T1" style:family="text">
      <style:text-properties officeooo:rsid="00030d96"/>
    </style:style>
    <style:style style:name="T2" style:family="text">
      <style:text-properties officeooo:rsid="0005243f"/>
    </style:style>
    <style:style style:name="T3" style:family="text">
      <style:text-properties officeooo:rsid="00094716"/>
    </style:style>
    <style:style style:name="T4" style:family="text">
      <style:text-properties officeooo:rsid="000ad337"/>
    </style:style>
    <style:style style:name="T5" style:family="text">
      <style:text-properties officeooo:rsid="000bc0bc"/>
    </style:style>
    <style:style style:name="T6" style:family="text">
      <style:text-properties officeooo:rsid="000bf1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s de uso sobre o sistema Control Parking</text:p>
      <text:p text:style-name="P4"/>
      <text:p text:style-name="P1">Documentação de caso de uso:</text:p>
      <text:p text:style-name="P1"/>
      <text:p text:style-name="P1">Nome do caso de uso: Cadastrar vagas do estacionamento</text:p>
      <text:p text:style-name="P1"/>
      <text:p text:style-name="P1">Ator principal: administrador do sistema</text:p>
      <text:p text:style-name="P1"/>
      <text:p text:style-name="P1">Atores secundários: </text:p>
      <text:p text:style-name="P1"/>
      <text:p text:style-name="P1">Resumo: Esse caso de uso descreve as etapas para a realização do cadastro de vagas de um estacionamento no sistema.</text:p>
      <text:p text:style-name="P1"/>
      <text:p text:style-name="P1">Pré-condições: Existir vagas para serem cadastradas</text:p>
      <text:p text:style-name="P1"/>
      <text:p text:style-name="P2">Pós-condições: <text:span text:style-name="T3">Todos os dados inseridos devem ser guardados pelo sistema quando desejado</text:span></text:p>
      <text:p text:style-name="P1"/>
      <text:p text:style-name="P1">Fluxo Principal.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">Ações do ator:</text:p>
          </table:table-cell>
          <table:table-cell table:style-name="Tabela1.B1" office:value-type="string">
            <text:p text:style-name="P6">Ações do sistema:</text:p>
          </table:table-cell>
        </table:table-row>
        <table:table-row>
          <table:table-cell table:style-name="Tabela1.A2" office:value-type="string">
            <text:p text:style-name="P6">1. <text:span text:style-name="T1">Informa ao sistema que uma nova vaga será adicionada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8">2.Informa quais os campos que precisam ser preenchidos para concluir o processo de adição de vaga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>3.inserir id da nova vaga</text:p>
          </table:table-cell>
        </table:table-row>
        <table:table-row>
          <table:table-cell table:style-name="Tabela1.A2" office:value-type="string">
            <text:p text:style-name="P8">4. Inserir tipo de vaga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8">5. Inserir identificação 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8">6. Inserir descrição da vaga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4">7. Concluir </text:p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14"/>
          </table:table-cell>
          <table:table-cell table:style-name="Tabela1.B2" office:value-type="string">
            <text:p text:style-name="P8"><text:span text:style-name="T5">8</text:span>. Validar os campos preenchidos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0"><text:span text:style-name="T5">9</text:span>.Concluir o processo salvando os dados da nova vaga</text:p>
          </table:table-cell>
        </table:table-row>
      </table:table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Nome do caso de uso: <text:span text:style-name="T3">Editar</text:span> vagas do estacionamento</text:p>
      <text:p text:style-name="P2"/>
      <text:p text:style-name="P2">Ator principal: administrador do sistema</text:p>
      <text:p text:style-name="P2"/>
      <text:p text:style-name="P2">Atores secundários: </text:p>
      <text:p text:style-name="P2"/>
      <text:p text:style-name="P2">Resumo: Esse caso de uso descreve as etapas para <text:span text:style-name="T3">a realização de alguma alteração de característica</text:span> d<text:span text:style-name="T3">e</text:span> <text:span text:style-name="T6">um </text:span>vaga de um estacionamento no sistema.</text:p>
      <text:p text:style-name="P2"/>
      <text:p text:style-name="P2">Pré-condições: Existir vagas <text:span text:style-name="T3">cadastradas no sistema</text:span></text:p>
      <text:p text:style-name="P2"/>
      <text:p text:style-name="P2">Pós-condições: <text:span text:style-name="T3">Todos os dados inseridos devem ser guardados pelo sistema quando desejado</text:span></text:p>
      <text:p text:style-name="P2"/>
      <text:p text:style-name="P2">Fluxo Principal.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7">Ações do ator:</text:p>
          </table:table-cell>
          <table:table-cell table:style-name="Tabela2.B1" office:value-type="string">
            <text:p text:style-name="P7">Ações do sistema:</text:p>
          </table:table-cell>
        </table:table-row>
        <table:table-row>
          <table:table-cell table:style-name="Tabela2.A2" office:value-type="string">
            <text:p text:style-name="P7">1. <text:span text:style-name="T1">Informa ao sistema que uma vaga x será editada</text:span>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9">2.<text:span text:style-name="T4">Recuperar os dados da vaga x</text:span>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3.<text:span text:style-name="T4">Mostrar os dados ao usuário com a opção de alteração</text:span></text:p>
          </table:table-cell>
        </table:table-row>
        <table:table-row>
          <table:table-cell table:style-name="Tabela2.A2" office:value-type="string">
            <text:p text:style-name="P9">4. <text:span text:style-name="T4">Alterar dados desejados</text:span></text:p>
          </table:table-cell>
          <table:table-cell table:style-name="Tabela2.B2" office:value-type="string">
            <text:p text:style-name="P12"/>
          </table:table-cell>
        </table:table-row>
        <table:table-row>
          <table:table-cell table:style-name="Tabela2.A2" office:value-type="string">
            <text:p text:style-name="P13">5. Concluir alteração</text:p>
          </table:table-cell>
          <table:table-cell table:style-name="Tabela2.B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13">6.Validar os campos preenchi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9"><text:span text:style-name="T2">7</text:span>. <text:span text:style-name="T4">Concluir o processo salvando os dados da vaga</text:span>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16:29:18.080000000</meta:creation-date>
    <dc:date>2015-05-17T17:42:32.257000000</dc:date>
    <meta:editing-duration>PT30M39S</meta:editing-duration>
    <meta:editing-cycles>8</meta:editing-cycles>
    <meta:generator>LibreOffice/4.2.4.2$Windows_x86 LibreOffice_project/63150712c6d317d27ce2db16eb94c2f3d7b699f8</meta:generator>
    <meta:document-statistic meta:table-count="2" meta:image-count="0" meta:object-count="0" meta:page-count="2" meta:paragraph-count="36" meta:word-count="247" meta:character-count="1535" meta:non-whitespace-character-count="1320"/>
  </office:meta>
</office:document-meta>
</file>